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C Pro is a monthly magazine published in the UK focusing on business hardware and software with an average monthly circulation of around 55,000[1]. Its website, http://www.pcpro.co.uk/, is updated daily averages 1 million unique users a month, according to its publisher[2]. This article will analyse and review the range of technologies used by the website on both the client and the server side.</text:p>
      <text:p text:style-name="Standard"/>
      <text:p text:style-name="Standard">Usability &amp; Compatibility</text:p>
      <text:p text:style-name="Standard"/>
      <text:p text:style-name="Standard">The hompage(fig. 1) appears a little cluttered, and could benefit from more whitespace between the various sections to improve readability[3]. This is in contrast to the print magazine, which has a minimalist design with prevalent whitespace(fig. 2). Paul Boag cites a phenomenon called 'The fold' where designers mistakenly[4] believe users do not scroll and a general desire to communicate too much information at once[5] as common reasons for cluttered webpages, and the website's wide range of content suggests the latter may be the case here. The mix of both static and animated graphics for both advertisements and images relevant to the articles could be perceived as confusing.</text:p>
      <text:p text:style-name="Standard"/>
      <text:p text:style-name="Standard">The row of tabs across the top provide quick and consistent access to the desired type of content, which is consistent in layout and displayed identically across all major browsers tested in Windows (IE9, Chrome, Firefox, Opera, Safari) and Ubuntu Linux (Firefox, Chromium, Epiphany).</text:p>
      <text:p text:style-name="Standard"/>
      <text:p text:style-name="Standard">This consistency across browsers suggests extensive use of stylesheets, six of which are defined in the index page's HTML code. The Document Type Declaration (DTD) is HTML 4.01 Strict, which does not containcode for deprecated presentation attributes or elements as defined by the W3C[5], which means all presentational elements are defined in cascading stylesheets. This suggests the designers are emphasising compatibility, which is in keeping with the magazine's coverage of a wide variety of systems. It also suggests that with well-developed code, all browsers' handling of HTML code is very consistent.</text:p>
      <text:p text:style-name="Standard"/>
      <text:p text:style-name="Standard">The &lt;html&gt; tag contains an xmlns declaration for the XHTML namespace. XHTML is a standard reccommended by W3C in 2000 and combines conventional HTML tags with XML's ability to let the designer specify their own tags to meet their own particular needs[6]. It improves upon HTML by adding support for additional character sets and scientific notation.</text:p>
      <text:p text:style-name="Standard"/>
      <text:p text:style-name="Standard">WebPageTest was used to compare how quickly the site loaded on IE9, Chrome and Firefox using a typical DSL 1.5Mbps connection. 10 runs were performed, with the figures in the table below being an average. The test location was specified as Dublin, Ireland, since it was the best compromise between variety of testable browsers and distance from the PC Pro server, which is located in the UK. 'Start render' measures the point in time when the website becomes viewable on the client machine, so the effective page load time is (Start Render - First Byte).</text:p>
      <text:p text:style-name="Standard"/>
      <text:p text:style-name="Standard">Since the site is rendered identically across browsers, it would seem that the site is best viewd in IE9 as it loaded the page faster almost across the board, though Chrome loaded the whole document slightly quicker than IE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eta:initial-creator>
    <meta:creation-date>2012-11-02T07:04:02</meta:creation-date>
    <dc:date>2012-11-02T07:05:41</dc:date>
    <dc:creator>Dave </dc:creator>
    <meta:editing-duration>P0D</meta:editing-duration>
    <meta:editing-cycles>1</meta:editing-cycles>
    <meta:document-statistic meta:table-count="0" meta:image-count="0" meta:object-count="0" meta:page-count="1" meta:paragraph-count="8" meta:word-count="498" meta:character-count="3128" meta:non-whitespace-character-count="2638"/>
    <meta:generator>LibreOffice/3.5$Linux_X86_64 LibreOffice_project/350m1$Build-2</meta:generator>
  </office:meta>
</office:document-meta>
</file>